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sciFunction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7"/>
    <style:style style:name="ce4" style:family="table-cell" style:parent-style-name="Default" style:data-style-name="N107">
      <style:text-properties style:font-name="Arial" style:font-name-asian="Arial Unicode MS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number-columns-repeated="5" table:default-cell-style-name="ce4"/>
        <table:table-row table:style-name="ro1">
          <table:table-cell office:value-type="string">
            <text:p>Interest:</text:p>
          </table:table-cell>
          <table:table-cell table:style-name="ce2" office:value-type="percentage" office:value="0.1">
            <text:p>10.0%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N</text:p>
          </table:table-cell>
          <table:table-cell table:style-name="ce1" office:value-type="string">
            <text:p>F/P</text:p>
          </table:table-cell>
          <table:table-cell table:style-name="ce1" office:value-type="string">
            <text:p>P/F</text:p>
          </table:table-cell>
          <table:table-cell table:style-name="ce1" office:value-type="string">
            <text:p>A/F</text:p>
          </table:table-cell>
          <table:table-cell table:style-name="ce1" office:value-type="string">
            <text:p>F/A</text:p>
          </table:table-cell>
          <table:table-cell table:style-name="ce1" office:value-type="string">
            <text:p>A/P</text:p>
          </table:table-cell>
          <table:table-cell table:style-name="ce1" office:value-type="string">
            <text:p>P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FP(1;[.$B$1];[.A4])" office:value-type="float" office:value="1.1">
            <text:p>1.10000</text:p>
          </table:table-cell>
          <table:table-cell table:formula="of:=PF(1;[.$B$1];[.A4])" office:value-type="float" office:value="0.909090909090909">
            <text:p>0.90909</text:p>
          </table:table-cell>
          <table:table-cell table:formula="of:=AF(1;[.$B$1];[.A4])" office:value-type="float" office:value="0.999999999999999">
            <text:p>1.00000</text:p>
          </table:table-cell>
          <table:table-cell table:formula="of:=FA(1;[.$B$1];[.A4])" office:value-type="float" office:value="1">
            <text:p>1.00000</text:p>
          </table:table-cell>
          <table:table-cell table:formula="of:=AP(1;[.$B$1];[.A4])" office:value-type="float" office:value="1.1">
            <text:p>1.10000</text:p>
          </table:table-cell>
          <table:table-cell table:formula="of:=PA(1;[.$B$1];[.A4])" office:value-type="float" office:value="0.90909090909091">
            <text:p>0.9090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FP(1;[.$B$1];[.A5])" office:value-type="float" office:value="1.21">
            <text:p>1.21000</text:p>
          </table:table-cell>
          <table:table-cell table:formula="of:=PF(1;[.$B$1];[.A5])" office:value-type="float" office:value="0.826446280991735">
            <text:p>0.82645</text:p>
          </table:table-cell>
          <table:table-cell table:formula="of:=AF(1;[.$B$1];[.A5])" office:value-type="float" office:value="0.476190476190476">
            <text:p>0.47619</text:p>
          </table:table-cell>
          <table:table-cell table:formula="of:=FA(1;[.$B$1];[.A5])" office:value-type="float" office:value="2.1">
            <text:p>2.10000</text:p>
          </table:table-cell>
          <table:table-cell table:formula="of:=AP(1;[.$B$1];[.A5])" office:value-type="float" office:value="0.576190476190476">
            <text:p>0.57619</text:p>
          </table:table-cell>
          <table:table-cell table:formula="of:=PA(1;[.$B$1];[.A5])" office:value-type="float" office:value="1.73553719008265">
            <text:p>1.7355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FP(1;[.$B$1];[.A6])" office:value-type="float" office:value="1.331">
            <text:p>1.33100</text:p>
          </table:table-cell>
          <table:table-cell table:formula="of:=PF(1;[.$B$1];[.A6])" office:value-type="float" office:value="0.751314800901578">
            <text:p>0.75131</text:p>
          </table:table-cell>
          <table:table-cell table:formula="of:=AF(1;[.$B$1];[.A6])" office:value-type="float" office:value="0.302114803625377">
            <text:p>0.30211</text:p>
          </table:table-cell>
          <table:table-cell table:formula="of:=FA(1;[.$B$1];[.A6])" office:value-type="float" office:value="3.31">
            <text:p>3.31000</text:p>
          </table:table-cell>
          <table:table-cell table:formula="of:=AP(1;[.$B$1];[.A6])" office:value-type="float" office:value="0.402114803625377">
            <text:p>0.40211</text:p>
          </table:table-cell>
          <table:table-cell table:formula="of:=PA(1;[.$B$1];[.A6])" office:value-type="float" office:value="2.48685199098422">
            <text:p>2.4868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FP(1;[.$B$1];[.A7])" office:value-type="float" office:value="1.4641">
            <text:p>1.46410</text:p>
          </table:table-cell>
          <table:table-cell table:formula="of:=PF(1;[.$B$1];[.A7])" office:value-type="float" office:value="0.683013455365071">
            <text:p>0.68301</text:p>
          </table:table-cell>
          <table:table-cell table:formula="of:=AF(1;[.$B$1];[.A7])" office:value-type="float" office:value="0.215470803706098">
            <text:p>0.21547</text:p>
          </table:table-cell>
          <table:table-cell table:formula="of:=FA(1;[.$B$1];[.A7])" office:value-type="float" office:value="4.641">
            <text:p>4.64100</text:p>
          </table:table-cell>
          <table:table-cell table:formula="of:=AP(1;[.$B$1];[.A7])" office:value-type="float" office:value="0.315470803706098">
            <text:p>0.31547</text:p>
          </table:table-cell>
          <table:table-cell table:formula="of:=PA(1;[.$B$1];[.A7])" office:value-type="float" office:value="3.16986544634929">
            <text:p>3.1698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FP(1;[.$B$1];[.A8])" office:value-type="float" office:value="1.61051">
            <text:p>1.61051</text:p>
          </table:table-cell>
          <table:table-cell table:formula="of:=PF(1;[.$B$1];[.A8])" office:value-type="float" office:value="0.620921323059155">
            <text:p>0.62092</text:p>
          </table:table-cell>
          <table:table-cell table:formula="of:=AF(1;[.$B$1];[.A8])" office:value-type="float" office:value="0.163797480794745">
            <text:p>0.16380</text:p>
          </table:table-cell>
          <table:table-cell table:formula="of:=FA(1;[.$B$1];[.A8])" office:value-type="float" office:value="6.10510000000001">
            <text:p>6.10510</text:p>
          </table:table-cell>
          <table:table-cell table:formula="of:=AP(1;[.$B$1];[.A8])" office:value-type="float" office:value="0.263797480794745">
            <text:p>0.26380</text:p>
          </table:table-cell>
          <table:table-cell table:formula="of:=PA(1;[.$B$1];[.A8])" office:value-type="float" office:value="3.79078676940845">
            <text:p>3.7907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FP(1;[.$B$1];[.A9])" office:value-type="float" office:value="1.771561">
            <text:p>1.77156</text:p>
          </table:table-cell>
          <table:table-cell table:formula="of:=PF(1;[.$B$1];[.A9])" office:value-type="float" office:value="0.564473930053777">
            <text:p>0.56447</text:p>
          </table:table-cell>
          <table:table-cell table:formula="of:=AF(1;[.$B$1];[.A9])" office:value-type="float" office:value="0.129607380362667">
            <text:p>0.12961</text:p>
          </table:table-cell>
          <table:table-cell table:formula="of:=FA(1;[.$B$1];[.A9])" office:value-type="float" office:value="7.71561000000001">
            <text:p>7.71561</text:p>
          </table:table-cell>
          <table:table-cell table:formula="of:=AP(1;[.$B$1];[.A9])" office:value-type="float" office:value="0.229607380362667">
            <text:p>0.22961</text:p>
          </table:table-cell>
          <table:table-cell table:formula="of:=PA(1;[.$B$1];[.A9])" office:value-type="float" office:value="4.35526069946223">
            <text:p>4.3552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FP(1;[.$B$1];[.A10])" office:value-type="float" office:value="1.9487171">
            <text:p>1.94872</text:p>
          </table:table-cell>
          <table:table-cell table:formula="of:=PF(1;[.$B$1];[.A10])" office:value-type="float" office:value="0.513158118230706">
            <text:p>0.51316</text:p>
          </table:table-cell>
          <table:table-cell table:formula="of:=AF(1;[.$B$1];[.A10])" office:value-type="float" office:value="0.105405499700596">
            <text:p>0.10541</text:p>
          </table:table-cell>
          <table:table-cell table:formula="of:=FA(1;[.$B$1];[.A10])" office:value-type="float" office:value="9.48717100000001">
            <text:p>9.48717</text:p>
          </table:table-cell>
          <table:table-cell table:formula="of:=AP(1;[.$B$1];[.A10])" office:value-type="float" office:value="0.205405499700596">
            <text:p>0.20541</text:p>
          </table:table-cell>
          <table:table-cell table:formula="of:=PA(1;[.$B$1];[.A10])" office:value-type="float" office:value="4.86841881769294">
            <text:p>4.8684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FP(1;[.$B$1];[.A11])" office:value-type="float" office:value="2.14358881">
            <text:p>2.14359</text:p>
          </table:table-cell>
          <table:table-cell table:formula="of:=PF(1;[.$B$1];[.A11])" office:value-type="float" office:value="0.466507380209733">
            <text:p>0.46651</text:p>
          </table:table-cell>
          <table:table-cell table:formula="of:=AF(1;[.$B$1];[.A11])" office:value-type="float" office:value="0.0874440175748133">
            <text:p>0.08744</text:p>
          </table:table-cell>
          <table:table-cell table:formula="of:=FA(1;[.$B$1];[.A11])" office:value-type="float" office:value="11.4358881">
            <text:p>11.43589</text:p>
          </table:table-cell>
          <table:table-cell table:formula="of:=AP(1;[.$B$1];[.A11])" office:value-type="float" office:value="0.187444017574813">
            <text:p>0.18744</text:p>
          </table:table-cell>
          <table:table-cell table:formula="of:=PA(1;[.$B$1];[.A11])" office:value-type="float" office:value="5.33492619790267">
            <text:p>5.3349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FP(1;[.$B$1];[.A12])" office:value-type="float" office:value="2.357947691">
            <text:p>2.35795</text:p>
          </table:table-cell>
          <table:table-cell table:formula="of:=PF(1;[.$B$1];[.A12])" office:value-type="float" office:value="0.424097618372485">
            <text:p>0.42410</text:p>
          </table:table-cell>
          <table:table-cell table:formula="of:=AF(1;[.$B$1];[.A12])" office:value-type="float" office:value="0.0736405390743434">
            <text:p>0.07364</text:p>
          </table:table-cell>
          <table:table-cell table:formula="of:=FA(1;[.$B$1];[.A12])" office:value-type="float" office:value="13.57947691">
            <text:p>13.57948</text:p>
          </table:table-cell>
          <table:table-cell table:formula="of:=AP(1;[.$B$1];[.A12])" office:value-type="float" office:value="0.173640539074343">
            <text:p>0.17364</text:p>
          </table:table-cell>
          <table:table-cell table:formula="of:=PA(1;[.$B$1];[.A12])" office:value-type="float" office:value="5.75902381627515">
            <text:p>5.759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FP(1;[.$B$1];[.A13])" office:value-type="float" office:value="2.5937424601">
            <text:p>2.59374</text:p>
          </table:table-cell>
          <table:table-cell table:formula="of:=PF(1;[.$B$1];[.A13])" office:value-type="float" office:value="0.385543289429531">
            <text:p>0.38554</text:p>
          </table:table-cell>
          <table:table-cell table:formula="of:=AF(1;[.$B$1];[.A13])" office:value-type="float" office:value="0.0627453948825115">
            <text:p>0.06275</text:p>
          </table:table-cell>
          <table:table-cell table:formula="of:=FA(1;[.$B$1];[.A13])" office:value-type="float" office:value="15.937424601">
            <text:p>15.93742</text:p>
          </table:table-cell>
          <table:table-cell table:formula="of:=AP(1;[.$B$1];[.A13])" office:value-type="float" office:value="0.162745394882512">
            <text:p>0.16275</text:p>
          </table:table-cell>
          <table:table-cell table:formula="of:=PA(1;[.$B$1];[.A13])" office:value-type="float" office:value="6.14456710570469">
            <text:p>6.1445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FP(1;[.$B$1];[.A14])" office:value-type="float" office:value="2.85311670611">
            <text:p>2.85312</text:p>
          </table:table-cell>
          <table:table-cell table:formula="of:=PF(1;[.$B$1];[.A14])" office:value-type="float" office:value="0.350493899481392">
            <text:p>0.35049</text:p>
          </table:table-cell>
          <table:table-cell table:formula="of:=AF(1;[.$B$1];[.A14])" office:value-type="float" office:value="0.0539631420246146">
            <text:p>0.05396</text:p>
          </table:table-cell>
          <table:table-cell table:formula="of:=FA(1;[.$B$1];[.A14])" office:value-type="float" office:value="18.5311670611">
            <text:p>18.53117</text:p>
          </table:table-cell>
          <table:table-cell table:formula="of:=AP(1;[.$B$1];[.A14])" office:value-type="float" office:value="0.153963142024615">
            <text:p>0.15396</text:p>
          </table:table-cell>
          <table:table-cell table:formula="of:=PA(1;[.$B$1];[.A14])" office:value-type="float" office:value="6.49506100518608">
            <text:p>6.495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FP(1;[.$B$1];[.A15])" office:value-type="float" office:value="3.138428376721">
            <text:p>3.13843</text:p>
          </table:table-cell>
          <table:table-cell table:formula="of:=PF(1;[.$B$1];[.A15])" office:value-type="float" office:value="0.318630817710356">
            <text:p>0.31863</text:p>
          </table:table-cell>
          <table:table-cell table:formula="of:=AF(1;[.$B$1];[.A15])" office:value-type="float" office:value="0.0467633151002872">
            <text:p>0.04676</text:p>
          </table:table-cell>
          <table:table-cell table:formula="of:=FA(1;[.$B$1];[.A15])" office:value-type="float" office:value="21.38428376721">
            <text:p>21.38428</text:p>
          </table:table-cell>
          <table:table-cell table:formula="of:=AP(1;[.$B$1];[.A15])" office:value-type="float" office:value="0.146763315100287">
            <text:p>0.14676</text:p>
          </table:table-cell>
          <table:table-cell table:formula="of:=PA(1;[.$B$1];[.A15])" office:value-type="float" office:value="6.81369182289644">
            <text:p>6.8136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FP(1;[.$B$1];[.A16])" office:value-type="float" office:value="3.4522712143931">
            <text:p>3.45227</text:p>
          </table:table-cell>
          <table:table-cell table:formula="of:=PF(1;[.$B$1];[.A16])" office:value-type="float" office:value="0.289664379736688">
            <text:p>0.28966</text:p>
          </table:table-cell>
          <table:table-cell table:formula="of:=AF(1;[.$B$1];[.A16])" office:value-type="float" office:value="0.0407785237673021">
            <text:p>0.04078</text:p>
          </table:table-cell>
          <table:table-cell table:formula="of:=FA(1;[.$B$1];[.A16])" office:value-type="float" office:value="24.522712143931">
            <text:p>24.52271</text:p>
          </table:table-cell>
          <table:table-cell table:formula="of:=AP(1;[.$B$1];[.A16])" office:value-type="float" office:value="0.140778523767302">
            <text:p>0.14078</text:p>
          </table:table-cell>
          <table:table-cell table:formula="of:=PA(1;[.$B$1];[.A16])" office:value-type="float" office:value="7.10335620263312">
            <text:p>7.1033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FP(1;[.$B$1];[.A17])" office:value-type="float" office:value="3.79749833583241">
            <text:p>3.79750</text:p>
          </table:table-cell>
          <table:table-cell table:formula="of:=PF(1;[.$B$1];[.A17])" office:value-type="float" office:value="0.26333125430608">
            <text:p>0.26333</text:p>
          </table:table-cell>
          <table:table-cell table:formula="of:=AF(1;[.$B$1];[.A17])" office:value-type="float" office:value="0.0357462232306366">
            <text:p>0.03575</text:p>
          </table:table-cell>
          <table:table-cell table:formula="of:=FA(1;[.$B$1];[.A17])" office:value-type="float" office:value="27.9749833583241">
            <text:p>27.97498</text:p>
          </table:table-cell>
          <table:table-cell table:formula="of:=AP(1;[.$B$1];[.A17])" office:value-type="float" office:value="0.135746223230637">
            <text:p>0.13575</text:p>
          </table:table-cell>
          <table:table-cell table:formula="of:=PA(1;[.$B$1];[.A17])" office:value-type="float" office:value="7.3666874569392">
            <text:p>7.3666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FP(1;[.$B$1];[.A18])" office:value-type="float" office:value="4.17724816941566">
            <text:p>4.17725</text:p>
          </table:table-cell>
          <table:table-cell table:formula="of:=PF(1;[.$B$1];[.A18])" office:value-type="float" office:value="0.239392049369163">
            <text:p>0.23939</text:p>
          </table:table-cell>
          <table:table-cell table:formula="of:=AF(1;[.$B$1];[.A18])" office:value-type="float" office:value="0.0314737768873722">
            <text:p>0.03147</text:p>
          </table:table-cell>
          <table:table-cell table:formula="of:=FA(1;[.$B$1];[.A18])" office:value-type="float" office:value="31.7724816941566">
            <text:p>31.77248</text:p>
          </table:table-cell>
          <table:table-cell table:formula="of:=AP(1;[.$B$1];[.A18])" office:value-type="float" office:value="0.131473776887372">
            <text:p>0.13147</text:p>
          </table:table-cell>
          <table:table-cell table:formula="of:=PA(1;[.$B$1];[.A18])" office:value-type="float" office:value="7.60607950630837">
            <text:p>7.606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FP(1;[.$B$1];[.A19])" office:value-type="float" office:value="4.59497298635722">
            <text:p>4.59497</text:p>
          </table:table-cell>
          <table:table-cell table:formula="of:=PF(1;[.$B$1];[.A19])" office:value-type="float" office:value="0.217629135790148">
            <text:p>0.21763</text:p>
          </table:table-cell>
          <table:table-cell table:formula="of:=AF(1;[.$B$1];[.A19])" office:value-type="float" office:value="0.0278166207032698">
            <text:p>0.02782</text:p>
          </table:table-cell>
          <table:table-cell table:formula="of:=FA(1;[.$B$1];[.A19])" office:value-type="float" office:value="35.9497298635722">
            <text:p>35.94973</text:p>
          </table:table-cell>
          <table:table-cell table:formula="of:=AP(1;[.$B$1];[.A19])" office:value-type="float" office:value="0.12781662070327">
            <text:p>0.12782</text:p>
          </table:table-cell>
          <table:table-cell table:formula="of:=PA(1;[.$B$1];[.A19])" office:value-type="float" office:value="7.82370864209852">
            <text:p>7.8237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FP(1;[.$B$1];[.A20])" office:value-type="float" office:value="5.05447028499295">
            <text:p>5.05447</text:p>
          </table:table-cell>
          <table:table-cell table:formula="of:=PF(1;[.$B$1];[.A20])" office:value-type="float" office:value="0.197844668900135">
            <text:p>0.19784</text:p>
          </table:table-cell>
          <table:table-cell table:formula="of:=AF(1;[.$B$1];[.A20])" office:value-type="float" office:value="0.0246641343926323">
            <text:p>0.02466</text:p>
          </table:table-cell>
          <table:table-cell table:formula="of:=FA(1;[.$B$1];[.A20])" office:value-type="float" office:value="40.5447028499295">
            <text:p>40.54470</text:p>
          </table:table-cell>
          <table:table-cell table:formula="of:=AP(1;[.$B$1];[.A20])" office:value-type="float" office:value="0.124664134392632">
            <text:p>0.12466</text:p>
          </table:table-cell>
          <table:table-cell table:formula="of:=PA(1;[.$B$1];[.A20])" office:value-type="float" office:value="8.02155331099865">
            <text:p>8.021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FP(1;[.$B$1];[.A21])" office:value-type="float" office:value="5.55991731349224">
            <text:p>5.55992</text:p>
          </table:table-cell>
          <table:table-cell table:formula="of:=PF(1;[.$B$1];[.A21])" office:value-type="float" office:value="0.179858789909214">
            <text:p>0.17986</text:p>
          </table:table-cell>
          <table:table-cell table:formula="of:=AF(1;[.$B$1];[.A21])" office:value-type="float" office:value="0.0219302222222566">
            <text:p>0.02193</text:p>
          </table:table-cell>
          <table:table-cell table:formula="of:=FA(1;[.$B$1];[.A21])" office:value-type="float" office:value="45.5991731349224">
            <text:p>45.59917</text:p>
          </table:table-cell>
          <table:table-cell table:formula="of:=AP(1;[.$B$1];[.A21])" office:value-type="float" office:value="0.121930222222257">
            <text:p>0.12193</text:p>
          </table:table-cell>
          <table:table-cell table:formula="of:=PA(1;[.$B$1];[.A21])" office:value-type="float" office:value="8.20141210090786">
            <text:p>8.2014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FP(1;[.$B$1];[.A22])" office:value-type="float" office:value="6.11590904484146">
            <text:p>6.11591</text:p>
          </table:table-cell>
          <table:table-cell table:formula="of:=PF(1;[.$B$1];[.A22])" office:value-type="float" office:value="0.163507990826558">
            <text:p>0.16351</text:p>
          </table:table-cell>
          <table:table-cell table:formula="of:=AF(1;[.$B$1];[.A22])" office:value-type="float" office:value="0.0195468682346558">
            <text:p>0.01955</text:p>
          </table:table-cell>
          <table:table-cell table:formula="of:=FA(1;[.$B$1];[.A22])" office:value-type="float" office:value="51.1590904484146">
            <text:p>51.15909</text:p>
          </table:table-cell>
          <table:table-cell table:formula="of:=AP(1;[.$B$1];[.A22])" office:value-type="float" office:value="0.119546868234656">
            <text:p>0.11955</text:p>
          </table:table-cell>
          <table:table-cell table:formula="of:=PA(1;[.$B$1];[.A22])" office:value-type="float" office:value="8.36492009173442">
            <text:p>8.364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FP(1;[.$B$1];[.A23])" office:value-type="float" office:value="6.72749994932561">
            <text:p>6.72750</text:p>
          </table:table-cell>
          <table:table-cell table:formula="of:=PF(1;[.$B$1];[.A23])" office:value-type="float" office:value="0.148643628024143">
            <text:p>0.14864</text:p>
          </table:table-cell>
          <table:table-cell table:formula="of:=AF(1;[.$B$1];[.A23])" office:value-type="float" office:value="0.0174596247725458">
            <text:p>0.01746</text:p>
          </table:table-cell>
          <table:table-cell table:formula="of:=FA(1;[.$B$1];[.A23])" office:value-type="float" office:value="57.2749994932561">
            <text:p>57.27500</text:p>
          </table:table-cell>
          <table:table-cell table:formula="of:=AP(1;[.$B$1];[.A23])" office:value-type="float" office:value="0.117459624772546">
            <text:p>0.11746</text:p>
          </table:table-cell>
          <table:table-cell table:formula="of:=PA(1;[.$B$1];[.A23])" office:value-type="float" office:value="8.51356371975857">
            <text:p>8.5135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number:percentage-style style:name="N108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4/02/2010</text:date>, <text:time>21:0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3T19:25:57</meta:creation-date>
    <dc:date>2010-02-24T21:03:44</dc:date>
    <meta:editing-duration>PT00H12M36S</meta:editing-duration>
    <meta:editing-cycles>4</meta:editing-cycles>
    <meta:generator>OpenOffice.org/3.0$Unix OpenOffice.org_project/300m15$Build-9379</meta:generator>
    <meta:document-statistic meta:table-count="3" meta:cell-count="149" meta:object-count="0"/>
  </office:meta>
</office:document-meta>
</file>

<file path=Basic/Standard/MsciFunctions.xml><?xml version="1.0" encoding="utf-8"?>
<!DOCTYPE module  PUBLIC '-//OpenOffice.org//DTD OfficeDocument 1.0//EN'  'module.dtd'>
<script:module xmlns:script="http://openoffice.org/2000/script" script:name="MsciFunctions" script:language="StarBasic">REM  *****  BASIC  *****
Option Explicit

Sub Main

End Sub

Function FP(P, i, N)
  REM Compound Amount (F/P) Factor

  FP = P * (1 + i)^N
End Function

Function PF(F, i, N)
  REM Present Worth (P/F) Factor

  PF = F / (1 + i)^N
End Function

Function AF(F, i, N)
  REM Sinking Fund (A/F) Factor

  AF = (F * i) / ((1 + i)^N - 1)
End Function

Function FA(A, i, N)
  REM Uniform Series Compound Amount (F/A) Factor

  FA = A * (((1 + i)^N - 1) / i)
End Function

Function AP(P, i, N)
  REM Capital Recovery (A/P) Factor

  AP = (P * i * (1 + i)^N) / ((1 + i)^N - 1)
End Function

Function PA(A, i, N)
  REM Series Present Worth (P/A) Factor

  PA = A * (((1 + i)^N - 1) / (i * (1 + i)^N))
End Function

Function AG(A, G, i, N)
  REM Arithmetic Gradient to Annuity Conversion (A/G) Factor
  REM Returns A_tot

  AG = A + G*((1 / i) - (N / ((1 + i)^N - 1)))
End Function

Function PAg(A, g, i, N)
  REM Geometric Gradient Series to Present Worth Conversion Factor

  Dim i_o As Double
  i_o = ((1 + i) / (1 + g)) - 1

  PAg = A * ((((1 + i_o)^N - 1) / (i_o * (1 + i_o)^N)) / (1 + g)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sci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